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6" calcext:value-type="date">
            <text:p>2025-03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9" calcext:value-type="date">
            <text:p>2025-03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59.5" calcext:value-type="float">
            <text:p>59.5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38" calcext:value-type="float">
            <text:p>2.38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20:45:21.527568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20T20:45:50.177037816</dc:date>
    <meta:editing-duration>PT23M16S</meta:editing-duration>
    <meta:editing-cycles>27</meta:editing-cycles>
    <meta:generator>LibreOffice/24.8.5.2$Linux_X86_64 LibreOffice_project/27b361b745d0ea8f99bc93dfcb7a39098dfa5fff</meta:generator>
    <meta:document-statistic meta:table-count="1" meta:cell-count="182" meta:object-count="0"/>
  </office:meta>
</office:document-meta>
</file>